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51H11M57.716051S" calcext:value-type="time">
            <text:p>951:1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16H51M00.511S" calcext:value-type="time">
            <text:p>16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08:21:09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9T16:58:59.214000000</dc:date>
    <meta:editing-duration>P41DT13H27M39S</meta:editing-duration>
    <meta:editing-cycles>1101</meta:editing-cycles>
    <meta:generator>LibreOffice/7.2.6.2$Windows_X86_64 LibreOffice_project/b0ec3a565991f7569a5a7f5d24fed7f52653d754</meta:generator>
    <meta:document-statistic meta:table-count="2" meta:cell-count="1393" meta:object-count="0"/>
  </office:meta>
</office:document-meta>
</file>